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ad819" officeooo:paragraph-rsid="001ad819"/>
    </style:style>
    <style:style style:name="P2" style:family="paragraph" style:parent-style-name="Standard">
      <style:text-properties officeooo:rsid="001cfd44" officeooo:paragraph-rsid="001cfd44"/>
    </style:style>
    <style:style style:name="P3" style:family="paragraph" style:parent-style-name="Standard">
      <style:text-properties officeooo:rsid="001ed739" officeooo:paragraph-rsid="001ed739"/>
    </style:style>
    <style:style style:name="P4" style:family="paragraph" style:parent-style-name="Standard">
      <style:text-properties officeooo:rsid="001ed739" officeooo:paragraph-rsid="001ed739"/>
    </style:style>
    <style:style style:name="T1" style:family="text">
      <style:text-properties officeooo:rsid="001b51ec"/>
    </style:style>
    <style:style style:name="T2" style:family="text">
      <style:text-properties officeooo:rsid="001cfd44"/>
    </style:style>
    <style:style style:name="T3" style:family="text">
      <style:text-properties officeooo:rsid="001ed739"/>
    </style:style>
    <style:style style:name="T4" style:family="text">
      <style:text-properties fo:font-style="italic" style:font-style-asian="italic" style:font-style-complex="italic"/>
    </style:style>
    <style:style style:name="T5" style:family="text">
      <style:text-properties officeooo:rsid="001f67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Monitoring Script</text:p>
      <text:p text:style-name="P1"/>
      <text:p text:style-name="P1">1. Introduction</text:p>
      <text:p text:style-name="P1"/>
      <text:p text:style-name="P1"><text:tab/>The network monitoring script is intended to either be run manually for troubleshooting or regularly by a cron job for constant monitoring and logging of the network health state. It reads a text file based network map to identify the nodes to test connectivity to. It is able to do ‘ping’ test and log the ping latency, local speedtests and log bidirectional speeds, and speedtests to the internet and log download/upload speeds. Settings for the script can be configured in the script file itself, <text:span text:style-name="T1">at the top,</text:span> <text:span text:style-name="T1">or in a separate configuration file. In this case, the configuration file name can be given on the command line. For example:</text:span></text:p>
      <text:p text:style-name="P1"/>
      <text:p text:style-name="P1">./<text:span text:style-name="T2">network_test.sh <text:s/># this will run the script and use the configuration in the script itself</text:span></text:p>
      <text:p text:style-name="P1">./<text:span text:style-name="T2">network_test.sh ./manual_test # this will run the script and use the configuration in a configuration file called “manual_test” in the same folder as the script.</text:span></text:p>
      <text:p text:style-name="P1"/>
      <text:p text:style-name="P2">This is useful so that different configurations can be used in different cases. For example when running the script manually one might want to do a more thorough test than when the script is run from cron.</text:p>
      <text:p text:style-name="P2"/>
      <text:p text:style-name="P2">2. Network map file format</text:p>
      <text:p text:style-name="P2"/>
      <text:p text:style-name="P2"><text:tab/>In the network map file, the format is as follows:</text:p>
      <text:p text:style-name="P2"/>
      <text:p text:style-name="P2"># Comment line</text:p>
      <text:p text:style-name="P2">node1,node2</text:p>
      <text:p text:style-name="P2">node2,node3</text:p>
      <text:p text:style-name="P2">node2,node4</text:p>
      <text:p text:style-name="P2"># and so on....</text:p>
      <text:p text:style-name="P2"><text:tab/></text:p>
      <text:p text:style-name="P2"><text:tab/>The idea is to list each node on the network, and all the nodes that are direct neighbours. The file name and path of the network map file can be configured in the script settings, default is “./network_map.csv”</text:p>
      <text:p text:style-name="P2"/>
      <text:p text:style-name="P2">3. <text:span text:style-name="T3">Installation</text:span></text:p>
      <text:p text:style-name="P2"/>
      <text:p text:style-name="P3">1) Place in one folder the script file “network_test.sh”</text:p>
      <text:p text:style-name="P3">2) Create a network map file as described above and make sure the file name and path is matching the setting in the script configuration.</text:p>
      <text:p text:style-name="P3">3) Adjust all settings in the script as needed, optionally create separate files if multiple configurations are needed. The usage of the settings is mentioned in inline comments in the script, next to each setting.</text:p>
      <text:p text:style-name="P3">4) C<text:span text:style-name="T5">onfigure the folder path where the log files will be saved, in the script configuration, and make sure the empty directory exi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8T11:46:38.319964261</meta:creation-date>
    <dc:date>2022-01-18T14:12:54.616410123</dc:date>
    <meta:editing-duration>PT10M1S</meta:editing-duration>
    <meta:editing-cycles>2</meta:editing-cycles>
    <meta:generator>LibreOffice/6.1.5.2$Linux_X86_64 LibreOffice_project/10$Build-2</meta:generator>
    <meta:document-statistic meta:table-count="0" meta:image-count="0" meta:object-count="0" meta:page-count="1" meta:paragraph-count="20" meta:word-count="348" meta:character-count="2046" meta:non-whitespace-character-count="1712"/>
  </office:meta>
</office:document-meta>
</file>